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e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Excel</text:p>
          </table:table-cell>
          <table:table-cell office:value-type="string" calcext:value-type="string">
            <text:p>Koordinaten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Pol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hrweiler</text:p>
          </table:table-cell>
          <table:table-cell table:style-name="ce1"/>
          <table:table-cell table:style-name="ce3" table:number-columns-repeated="3"/>
        </table:table-row>
        <table:table-row table:style-name="ro1">
          <table:table-cell table:number-columns-repeated="2"/>
          <table:table-cell table:style-name="ce5" table:number-columns-repeated="3"/>
        </table:table-row>
        <table:table-row table:style-name="ro1">
          <table:table-cell office:value-type="string" calcext:value-type="string">
            <text:p>Altenkirchen</text:p>
          </table:table-cell>
          <table:table-cell table:style-name="ce1"/>
          <table:table-cell table:style-name="ce4"/>
          <table:table-cell table:style-name="ce3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zey-Worms</text:p>
          </table:table-cell>
          <table:table-cell table:style-name="ce2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d Dürkheim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d Kreuznach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rnkastel-Wittlich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rkenfeld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chem-Zell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nnersbergkreis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ifelkreis Bitburg-Prüm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rmersheim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iserslautern (Kreis)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usel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inz-Bingen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yen-Koblenz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euwied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hein-Hunsrück-Kreis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hein-Lahn-Kreis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hein-Pfalz-Kreis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üdliche Weinstraße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üdwestpfalz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ier-Saarburg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ulkaneifel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sterwaldkreis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rankenthal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iserslautern</text:p>
          </table:table-cell>
          <table:table-cell table:style-name="ce1" table:number-columns-repeated="3"/>
          <table:table-cell table:style-name="ce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oblenz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au in der Pfalz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udwigshafen am Rhein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inz</text:p>
          </table:table-cell>
          <table:table-cell table:style-name="ce1" table:number-columns-repeated="3"/>
          <table:table-cell table:style-name="ce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eustadt an der Weinstraße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irmasens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eyer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ier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orms</text:p>
          </table:table-cell>
          <table:table-cell table:style-name="ce3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weibrücken</text:p>
          </table:table-cell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0:06:38.571156940</meta:creation-date>
    <dc:date>2014-06-18T13:33:11.232761223</dc:date>
    <meta:editing-duration>PT2H57M42S</meta:editing-duration>
    <meta:editing-cycles>1</meta:editing-cycles>
    <meta:document-statistic meta:table-count="1" meta:cell-count="40" meta:object-count="0"/>
    <meta:generator>LibreOffice/4.2.3.3$Linux_X86_64 LibreOffice_project/420m0$Build-3</meta:generator>
  </office:meta>
</office:document-meta>
</file>